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Mono" svg:font-family="'DejaVu Sans Mono'" style:font-family-generic="modern" style:font-pitch="fixed"/>
    <style:font-face style:name="cmmi10" svg:font-family="cmmi10" style:font-pitch="variable"/>
    <style:font-face style:name="eufm10" svg:font-family="eufm10" style:font-pitch="variable"/>
    <style:font-face style:name="Century Schoolbook L" svg:font-family="'Century Schoolbook L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paragraph-rsid="000fb8b5"/>
    </style:style>
    <style:style style:name="P2" style:family="paragraph" style:parent-style-name="Standard">
      <style:text-properties style:font-name="FreeSans" officeooo:paragraph-rsid="00109b60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88pt" fo:font-weight="bold" officeooo:paragraph-rsid="00109b60" style:font-size-asian="88pt" style:font-weight-asian="bold" style:font-size-complex="88pt" style:font-weight-complex="bold"/>
    </style:style>
    <style:style style:name="P4" style:family="paragraph" style:parent-style-name="Standard">
      <style:text-properties officeooo:paragraph-rsid="00109b60"/>
    </style:style>
    <style:style style:name="T1" style:family="text">
      <style:text-properties officeooo:rsid="000e898b"/>
    </style:style>
    <style:style style:name="T2" style:family="text">
      <style:text-properties officeooo:rsid="000fb8b5"/>
    </style:style>
    <style:style style:name="T3" style:family="text">
      <style:text-properties officeooo:rsid="00109b60"/>
    </style:style>
    <style:style style:name="T4" style:family="text">
      <style:text-properties fo:font-size="72pt" officeooo:rsid="00109b60" style:font-size-asian="63pt" style:font-size-complex="72pt"/>
    </style:style>
    <style:style style:name="T5" style:family="text">
      <style:text-properties style:font-name="Nimbus Sans L" officeooo:rsid="00109b60"/>
    </style:style>
    <style:style style:name="T6" style:family="text">
      <style:text-properties style:font-name="Century Schoolbook L"/>
    </style:style>
    <style:style style:name="T7" style:family="text">
      <style:text-properties fo:font-size="88pt"/>
    </style:style>
    <style:style style:name="T8" style:family="text">
      <style:text-properties fo:font-weight="bold"/>
    </style:style>
    <style:style style:name="T9" style:family="text">
      <style:text-properties style:font-size-asian="88pt"/>
    </style:style>
    <style:style style:name="T10" style:family="text">
      <style:text-properties style:font-weight-asian="bold"/>
    </style:style>
    <style:style style:name="T11" style:family="text">
      <style:text-properties style:font-size-complex="88pt"/>
    </style:style>
    <style:style style:name="T12" style:family="text">
      <style:text-properties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nce upon a time.. I was bored. Then I thought I should make a game library. Well, nothing too fancy, just the essentials needed for a game.. in pure C. </text:span><text:span text:style-name="T2">Why C? Because</text:span></text:p>
      <text:p text:style-name="P1"><text:span text:style-name="T2">it's simple, straightforward, portable, fast and I like to feel close to the machine. Besides I could easily make it work with other languages if I need to.</text:span></text:p>
      <text:p text:style-name="P2"><text:span text:style-name="T2"><text:tab/>So, t</text:span><text:span text:style-name="T1">he idea was to provide a small set of functions which would let you </text:span><text:span text:style-name="T2">concentrate on the game itself instead of side-tracking issues such as window management or joystick support or playing sounds. </text:span><text:span text:style-name="T3">I decided to call it...</text:span></text:p>
      <text:p text:style-name="P2"><text:span text:style-name="T3"/></text:p>
      <text:p text:style-name="P3"><text:span text:style-name="T3">libGK</text:span></text:p>
      <text:p text:style-name="P4"><text:span text:style-name="T3">TODO: Place meaningful text here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 Mono" svg:font-family="'DejaVu Sans Mono'" style:font-family-generic="modern" style:font-pitch="fixed"/>
    <style:font-face style:name="cmmi10" svg:font-family="cmmi10" style:font-pitch="variable"/>
    <style:font-face style:name="eufm10" svg:font-family="eufm10" style:font-pitch="variable"/>
    <style:font-face style:name="Century Schoolbook L" svg:font-family="'Century Schoolbook L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13T21:09:57</meta:creation-date>
    <meta:document-statistic meta:table-count="0" meta:image-count="0" meta:object-count="0" meta:page-count="1" meta:paragraph-count="5" meta:word-count="106" meta:character-count="587"/>
    <dc:date>2013-03-13T21:52:42</dc:date>
    <meta:editing-duration>PT00H12M24S</meta:editing-duration>
    <meta:editing-cycles>1</meta:editing-cycles>
    <meta:generator>OpenOffice.org/3.2$Linux OpenOffice.org_project/320m19$Build-9505</meta:generator>
  </office:meta>
</office:document-meta>
</file>